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3]" office:value-type="float" office:value="0.9" calcext:value-type="float">
            <text:p>0.9</text:p>
          </table:table-cell>
          <table:table-cell table:formula="of:=[.D3]*20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6]" office:value-type="float" office:value="0.1" calcext:value-type="float">
            <text:p>0.1</text:p>
          </table:table-cell>
          <table:table-cell table:formula="of:=[.D6]*20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4"/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]*[.B9]" office:value-type="float" office:value="0.63" calcext:value-type="float">
            <text:p>0.63</text:p>
          </table:table-cell>
          <table:table-cell table:formula="of:=[.D9]*20" office:value-type="float" office:value="12.6" calcext:value-type="float">
            <text:p>12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4"/>
        </table:table-row>
        <table:table-row table:style-name="ro1">
          <table:table-cell table:formula="of:=[.D9]"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2]*[.B12]" office:value-type="float" office:value="0.504" calcext:value-type="float">
            <text:p>0.504</text:p>
          </table:table-cell>
          <table:table-cell table:formula="of:=[.D12]*20" office:value-type="float" office:value="10.08" calcext:value-type="float">
            <text:p>10.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4"/>
        </table:table-row>
        <table:table-row table:style-name="ro1">
          <table:table-cell table:formula="of:=[.D9]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.126" calcext:value-type="float">
            <text:p>0.126</text:p>
          </table:table-cell>
          <table:table-cell table:formula="of:=[.D15]*20" office:value-type="float" office:value="2.52" calcext:value-type="float">
            <text:p>2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4"/>
        </table:table-row>
        <table:table-row table:style-name="ro1">
          <table:table-cell table:formula="of:=[.D12]" office:value-type="float" office:value="0.504" calcext:value-type="float">
            <text:p>0.50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.1008" calcext:value-type="float">
            <text:p>0.1008</text:p>
          </table:table-cell>
          <table:table-cell table:formula="of:=[.D18]*20" office:value-type="float" office:value="2.016" calcext:value-type="float">
            <text:p>2.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4"/>
        </table:table-row>
        <table:table-row table:style-name="ro1">
          <table:table-cell table:formula="of:=[.D12]" office:value-type="float" office:value="0.504" calcext:value-type="float">
            <text:p>0.50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4032" calcext:value-type="float">
            <text:p>0.4032</text:p>
          </table:table-cell>
          <table:table-cell table:formula="of:=[.D21]*20" office:value-type="float" office:value="8.064" calcext:value-type="float">
            <text:p>8.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4"/>
        </table:table-row>
        <table:table-row table:style-name="ro1">
          <table:table-cell table:formula="of:=[.D18]" office:value-type="float" office:value="0.1008" calcext:value-type="float">
            <text:p>0.10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4]*[.B24]" office:value-type="float" office:value="0.02016" calcext:value-type="float">
            <text:p>0.02016</text:p>
          </table:table-cell>
          <table:table-cell table:formula="of:=[.D24]*20" office:value-type="float" office:value="0.4032" calcext:value-type="float">
            <text:p>0.4032</text:p>
          </table:table-cell>
        </table:table-row>
        <table:table-row table:style-name="ro1">
          <table:table-cell table:formula="of:=[.D21]" office:value-type="float" office:value="0.4032" calcext:value-type="float">
            <text:p>0.4032</text:p>
          </table:table-cell>
          <table:table-cell table:number-columns-repeated="2"/>
          <table:table-cell table:formula="of:=[.A25]" office:value-type="float" office:value="0.4032" calcext:value-type="float">
            <text:p>0.4032</text:p>
          </table:table-cell>
          <table:table-cell table:formula="of:=[.D25]*20" office:value-type="float" office:value="8.064" calcext:value-type="float">
            <text:p>8.064</text:p>
          </table:table-cell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" office:value-type="float" office:value="0.18" calcext:value-type="float">
            <text:p>0.18</text:p>
          </table:table-cell>
          <table:table-cell table:formula="of:=[.D26]*20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table:formula="of:=SUM([.D24:.D26])" office:value-type="float" office:value="0.60336" calcext:value-type="float">
            <text:p>0.60336</text:p>
          </table:table-cell>
          <table:table-cell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4"/>
        </table:table-row>
        <table:table-row table:style-name="ro1">
          <table:table-cell table:formula="of:=[.D27]" office:value-type="float" office:value="0.60336" calcext:value-type="float">
            <text:p>0.6033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9]*[.B29]" office:value-type="float" office:value="0.543024" calcext:value-type="float">
            <text:p>0.543024</text:p>
          </table:table-cell>
          <table:table-cell table:formula="of:=[.D29]*20" office:value-type="float" office:value="10.86048" calcext:value-type="float">
            <text:p>10.86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4"/>
        </table:table-row>
        <table:table-row table:style-name="ro1">
          <table:table-cell table:formula="of:=[.D27]" office:value-type="float" office:value="0.60336" calcext:value-type="float">
            <text:p>0.6033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2]*[.B32]" office:value-type="float" office:value="0.060336" calcext:value-type="float">
            <text:p>0.060336</text:p>
          </table:table-cell>
          <table:table-cell table:formula="of:=[.D32]*20" office:value-type="float" office:value="1.20672" calcext:value-type="float">
            <text:p>1.206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4"/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5]*[.B35]" office:value-type="float" office:value="0.09" calcext:value-type="float">
            <text:p>0.09</text:p>
          </table:table-cell>
          <table:table-cell table:formula="of:=[.D35]*20" office:value-type="float" office:value="1.8" calcext:value-type="float">
            <text:p>1.8</text:p>
          </table:table-cell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table:number-columns-repeated="2"/>
          <table:table-cell table:formula="of:=[.A36]" office:value-type="float" office:value="0.126" calcext:value-type="float">
            <text:p>0.126</text:p>
          </table:table-cell>
          <table:table-cell table:formula="of:=[.D36]*20" office:value-type="float" office:value="2.52" calcext:value-type="float">
            <text:p>2.52</text:p>
          </table:table-cell>
        </table:table-row>
        <table:table-row table:style-name="ro1">
          <table:table-cell table:formula="of:=[.D18]" office:value-type="float" office:value="0.1008" calcext:value-type="float">
            <text:p>0.10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7]*[.B37]" office:value-type="float" office:value="0.08064" calcext:value-type="float">
            <text:p>0.08064</text:p>
          </table:table-cell>
          <table:table-cell table:formula="of:=[.D37]*20" office:value-type="float" office:value="1.6128" calcext:value-type="float">
            <text:p>1.6128</text:p>
          </table:table-cell>
        </table:table-row>
        <table:table-row table:style-name="ro1">
          <table:table-cell table:formula="of:=[.D32]" office:value-type="float" office:value="0.060336" calcext:value-type="float">
            <text:p>0.060336</text:p>
          </table:table-cell>
          <table:table-cell table:number-columns-repeated="2"/>
          <table:table-cell table:formula="of:=[.A38]" office:value-type="float" office:value="0.060336" calcext:value-type="float">
            <text:p>0.060336</text:p>
          </table:table-cell>
          <table:table-cell table:formula="of:=[.D38]*20" office:value-type="float" office:value="1.20672" calcext:value-type="float">
            <text:p>1.20672</text:p>
          </table:table-cell>
        </table:table-row>
        <table:table-row table:style-name="ro1">
          <table:table-cell table:number-columns-repeated="3"/>
          <table:table-cell table:formula="of:=SUM([.D35:.D38])" office:value-type="float" office:value="0.356976" calcext:value-type="float">
            <text:p>0.35697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4"/>
        </table:table-row>
        <table:table-row table:style-name="ro1">
          <table:table-cell table:formula="of:=[.D29]" office:value-type="float" office:value="0.543024" calcext:value-type="float">
            <text:p>0.543024</text:p>
          </table:table-cell>
          <table:table-cell table:number-columns-repeated="2"/>
          <table:table-cell table:formula="of:=[.A42]" office:value-type="float" office:value="0.543024" calcext:value-type="float">
            <text:p>0.543024</text:p>
          </table:table-cell>
          <table:table-cell table:formula="of:=[.D42]*20" office:value-type="float" office:value="10.86048" calcext:value-type="float">
            <text:p>10.86048</text:p>
          </table:table-cell>
        </table:table-row>
        <table:table-row table:style-name="ro1">
          <table:table-cell table:formula="of:=[.D6]" office:value-type="float" office:value="0.1" calcext:value-type="float">
            <text:p>0.1</text:p>
          </table:table-cell>
          <table:table-cell table:number-columns-repeated="2"/>
          <table:table-cell table:formula="of:=[.A43]" office:value-type="float" office:value="0.1" calcext:value-type="float">
            <text:p>0.1</text:p>
          </table:table-cell>
          <table:table-cell table:formula="of:=[.D43]*2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42:.D43])" office:value-type="float" office:value="0.643024" calcext:value-type="float">
            <text:p>0.643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09-25T13:06:39.847659050</dc:date>
    <dc:creator>Jon Worth</dc:creator>
    <meta:editing-duration>PT44S</meta:editing-duration>
    <meta:editing-cycles>2</meta:editing-cycles>
    <meta:generator>LibreOffice/6.2.0.3$MacOSX_X86_64 LibreOffice_project/98c6a8a1c6c7b144ce3cc729e34964b47ce25d62</meta:generator>
    <meta:document-statistic meta:table-count="1" meta:cell-count="82" meta:object-count="0"/>
  </office:meta>
</office:document-meta>
</file>